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1e0fe6"/>
    </style:style>
    <style:style style:name="P22" style:family="paragraph" style:parent-style-name="Standard">
      <style:text-properties officeooo:paragraph-rsid="00248564"/>
    </style:style>
    <style:style style:name="P23" style:family="paragraph" style:parent-style-name="Standard">
      <style:text-properties officeooo:rsid="00248564" officeooo:paragraph-rsid="00248564"/>
    </style:style>
    <style:style style:name="P24" style:family="paragraph" style:parent-style-name="Standard">
      <style:text-properties officeooo:rsid="00248564" officeooo:paragraph-rsid="001c785a"/>
    </style:style>
    <style:style style:name="P25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1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2" style:family="paragraph" style:parent-style-name="Standard">
      <style:text-properties officeooo:rsid="0024cbc7" officeooo:paragraph-rsid="0024cbc7"/>
    </style:style>
    <style:style style:name="P33" style:family="paragraph" style:parent-style-name="Standard">
      <style:text-properties officeooo:paragraph-rsid="0024cbc7"/>
    </style:style>
    <style:style style:name="P34" style:family="paragraph" style:parent-style-name="Standard">
      <style:text-properties officeooo:rsid="0024fa77" officeooo:paragraph-rsid="0024fa77"/>
    </style:style>
    <style:style style:name="P35" style:family="paragraph" style:parent-style-name="Standard">
      <style:text-properties officeooo:paragraph-rsid="0024fa77"/>
    </style:style>
    <style:style style:name="P36" style:family="paragraph" style:parent-style-name="Standard">
      <style:text-properties officeooo:paragraph-rsid="0025ed8b"/>
    </style:style>
    <style:style style:name="P37" style:family="paragraph" style:parent-style-name="Standard">
      <style:text-properties officeooo:rsid="0025ed8b" officeooo:paragraph-rsid="0025ed8b"/>
    </style:style>
    <style:style style:name="P38" style:family="paragraph" style:parent-style-name="Standard">
      <style:text-properties officeooo:rsid="0025ed8b" officeooo:paragraph-rsid="0027bd11"/>
    </style:style>
    <style:style style:name="P39" style:family="paragraph" style:parent-style-name="Standard">
      <style:text-properties officeooo:paragraph-rsid="0027bd11"/>
    </style:style>
    <style:style style:name="P40" style:family="paragraph" style:parent-style-name="Standard">
      <style:text-properties officeooo:rsid="0027bd11" officeooo:paragraph-rsid="0027bd11"/>
    </style:style>
    <style:style style:name="P41" style:family="paragraph" style:parent-style-name="Standard">
      <style:text-properties officeooo:rsid="0029a4c4" officeooo:paragraph-rsid="0029a4c4"/>
    </style:style>
    <style:style style:name="P42" style:family="paragraph" style:parent-style-name="Standard">
      <style:text-properties officeooo:rsid="002a4946" officeooo:paragraph-rsid="002a4946"/>
    </style:style>
    <style:style style:name="P43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4" style:family="paragraph" style:parent-style-name="Standard">
      <style:text-properties officeooo:rsid="001bd33e" officeooo:paragraph-rsid="001bd33e"/>
    </style:style>
    <style:style style:name="P45" style:family="paragraph" style:parent-style-name="Standard">
      <style:text-properties officeooo:rsid="001c785a" officeooo:paragraph-rsid="001c785a"/>
    </style:style>
    <style:style style:name="P46" style:family="paragraph" style:parent-style-name="Standard">
      <style:text-properties officeooo:rsid="001e0fe6" officeooo:paragraph-rsid="001e0fe6"/>
    </style:style>
    <style:style style:name="P47" style:family="paragraph" style:parent-style-name="Standard">
      <style:text-properties officeooo:rsid="0022d4e8" officeooo:paragraph-rsid="0022d4e8"/>
    </style:style>
    <style:style style:name="P48" style:family="paragraph" style:parent-style-name="Standard">
      <style:text-properties fo:language="ru" fo:country="RU" officeooo:rsid="00abc7c2" officeooo:paragraph-rsid="00abc7c2"/>
    </style:style>
    <style:style style:name="P4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c785a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1dfce"/>
    </style:style>
    <style:style style:name="P5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a31c4"/>
    </style:style>
    <style:style style:name="P5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bc175"/>
    </style:style>
    <style:style style:name="P5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c3d6e"/>
    </style:style>
    <style:style style:name="P5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8564"/>
    </style:style>
    <style:style style:name="P5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cbc7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fa77"/>
    </style:style>
    <style:style style:name="P5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5ed8b"/>
    </style:style>
    <style:style style:name="P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7bd11"/>
    </style:style>
    <style:style style:name="P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c4e93"/>
    </style:style>
    <style:style style:name="P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6f5af"/>
    </style:style>
    <style:style style:name="P6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88faa"/>
    </style:style>
    <style:style style:name="P6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bc175"/>
    </style:style>
    <style:style style:name="P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79bd58"/>
    </style:style>
    <style:style style:name="P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2e36e7" officeooo:paragraph-rsid="002e36e7" style:font-style-asian="normal" style:font-style-complex="normal"/>
    </style:style>
    <style:style style:name="P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248564" officeooo:paragraph-rsid="00557e85" style:font-style-asian="normal" style:font-style-complex="normal"/>
    </style:style>
    <style:style style:name="P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c3d6e"/>
    </style:style>
    <style:style style:name="P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e1ee2"/>
    </style:style>
    <style:style style:name="P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0efb6"/>
    </style:style>
    <style:style style:name="P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b62e6"/>
    </style:style>
    <style:style style:name="P7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8da173"/>
    </style:style>
    <style:style style:name="P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457cc"/>
    </style:style>
    <style:style style:name="P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c1d4e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0251d"/>
    </style:style>
    <style:style style:name="P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1e30f"/>
    </style:style>
    <style:style style:name="P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23436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25ed8b" officeooo:paragraph-rsid="0070efb6" style:font-weight-asian="bold" style:font-weight-complex="bold"/>
    </style:style>
    <style:style style:name="P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fo:font-style="normal" officeooo:rsid="00adde43" officeooo:paragraph-rsid="00adde43" style:font-style-asian="normal" style:font-style-complex="normal"/>
    </style:style>
    <style:style style:name="P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adde43" officeooo:paragraph-rsid="00adde43"/>
    </style:style>
    <style:style style:name="P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af787f" officeooo:paragraph-rsid="00af787f"/>
    </style:style>
    <style:style style:name="P8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1b54e" officeooo:paragraph-rsid="00b1b54e"/>
    </style:style>
    <style:style style:name="P8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c53820" officeooo:paragraph-rsid="00c53820"/>
    </style:style>
    <style:style style:name="P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fo:font-weight="bold" officeooo:rsid="00c547a8" officeooo:paragraph-rsid="00c547a8" style:font-weight-asian="bold" style:font-weight-complex="bold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c805aa" officeooo:paragraph-rsid="00c805aa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c83f7d" officeooo:paragraph-rsid="00c83f7d"/>
    </style:style>
    <style:style style:name="P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c8a8aa" officeooo:paragraph-rsid="00c8a8aa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d52379" officeooo:paragraph-rsid="00d52379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d5a9e8" officeooo:paragraph-rsid="00d5a9e8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dde754" officeooo:paragraph-rsid="00dde754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df7fdc" officeooo:paragraph-rsid="00df7fdc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e12585" officeooo:paragraph-rsid="00e12585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e4c6ba" officeooo:paragraph-rsid="00e4c6ba"/>
    </style:style>
    <style:style style:name="P9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e50a38" officeooo:paragraph-rsid="00e50a38"/>
    </style:style>
    <style:style style:name="P9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ef4950" officeooo:paragraph-rsid="00ef4950"/>
    </style:style>
    <style:style style:name="P9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f2cb01" officeooo:paragraph-rsid="00f2cb01"/>
    </style:style>
    <style:style style:name="P9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f5193a" officeooo:paragraph-rsid="00f5193a"/>
    </style:style>
    <style:style style:name="P9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f6e8d1" officeooo:paragraph-rsid="00f6e8d1"/>
    </style:style>
    <style:style style:name="P9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f86595" officeooo:paragraph-rsid="00f86595"/>
    </style:style>
    <style:style style:name="P9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fb9582" officeooo:paragraph-rsid="00fb9582"/>
    </style:style>
    <style:style style:name="P9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af787f" officeooo:paragraph-rsid="00af787f"/>
    </style:style>
    <style:style style:name="P10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afa637" officeooo:paragraph-rsid="00afa637"/>
    </style:style>
    <style:style style:name="P10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0e09f" officeooo:paragraph-rsid="00b0e09f"/>
    </style:style>
    <style:style style:name="P10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33ef5" officeooo:paragraph-rsid="00b33ef5"/>
    </style:style>
    <style:style style:name="P10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4b037" officeooo:paragraph-rsid="00b4b037"/>
    </style:style>
    <style:style style:name="P10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b4b037" officeooo:paragraph-rsid="00b4b037" style:font-weight-asian="bold" style:font-weight-complex="bold"/>
    </style:style>
    <style:style style:name="P10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bbf723" officeooo:paragraph-rsid="00bbf723" style:font-weight-asian="bold" style:font-weight-complex="bold"/>
    </style:style>
    <style:style style:name="P10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af787f" officeooo:paragraph-rsid="00af787f" style:font-weight-asian="bold" style:font-weight-complex="bold"/>
    </style:style>
    <style:style style:name="P10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c11c29" officeooo:paragraph-rsid="00c11c29" style:font-weight-asian="bold" style:font-weight-complex="bold"/>
    </style:style>
    <style:style style:name="P10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c2b3a7" officeooo:paragraph-rsid="00c2b3a7" style:font-weight-asian="bold" style:font-weight-complex="bold"/>
    </style:style>
    <style:style style:name="P10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cb4d66" officeooo:paragraph-rsid="00cb4d66" style:font-weight-asian="bold" style:font-weight-complex="bold"/>
    </style:style>
    <style:style style:name="P1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ef2ffe" officeooo:paragraph-rsid="00ef2ffe" style:font-weight-asian="bold" style:font-weight-complex="bold"/>
    </style:style>
    <style:style style:name="P1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694a2" officeooo:paragraph-rsid="00b694a2"/>
    </style:style>
    <style:style style:name="P1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72b9e" officeooo:paragraph-rsid="00b72b9e" style:font-style-asian="normal" style:font-style-complex="normal"/>
    </style:style>
    <style:style style:name="P1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77c6b" officeooo:paragraph-rsid="00b77c6b" style:font-style-asian="normal" style:font-style-complex="normal"/>
    </style:style>
    <style:style style:name="P1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86f80" officeooo:paragraph-rsid="00b86f80" style:font-style-asian="normal" style:font-style-complex="normal"/>
    </style:style>
    <style:style style:name="P1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fo:font-weight="bold" officeooo:rsid="00b86f80" officeooo:paragraph-rsid="00b86f80" style:font-style-asian="normal" style:font-weight-asian="bold" style:font-style-complex="normal" style:font-weight-complex="bold"/>
    </style:style>
    <style:style style:name="P1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b3e9e" officeooo:paragraph-rsid="00bb3e9e"/>
    </style:style>
    <style:style style:name="P1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bf723" officeooo:paragraph-rsid="00bbf723"/>
    </style:style>
    <style:style style:name="P1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cc127" officeooo:paragraph-rsid="00bcc127"/>
    </style:style>
    <style:style style:name="P1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eb317" officeooo:paragraph-rsid="00beb317"/>
    </style:style>
    <style:style style:name="P1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adde43" officeooo:paragraph-rsid="00adde43"/>
    </style:style>
    <style:style style:name="P1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1b54e" officeooo:paragraph-rsid="00b1b54e"/>
    </style:style>
    <style:style style:name="P1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11c29" officeooo:paragraph-rsid="00c11c29"/>
    </style:style>
    <style:style style:name="P12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normal" officeooo:rsid="00c11c29" officeooo:paragraph-rsid="00c11c29" style:font-weight-asian="normal" style:font-weight-complex="normal"/>
    </style:style>
    <style:style style:name="P1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2b3a7" officeooo:paragraph-rsid="00c2b3a7"/>
    </style:style>
    <style:style style:name="P1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482df" officeooo:paragraph-rsid="00c482df"/>
    </style:style>
    <style:style style:name="P1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547a8" officeooo:paragraph-rsid="00c547a8"/>
    </style:style>
    <style:style style:name="P1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56c90" officeooo:paragraph-rsid="00c56c90"/>
    </style:style>
    <style:style style:name="P1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71a70" officeooo:paragraph-rsid="00c71a70"/>
    </style:style>
    <style:style style:name="P1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7ebc1" officeooo:paragraph-rsid="00c7ebc1"/>
    </style:style>
    <style:style style:name="P1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805aa" officeooo:paragraph-rsid="00c805aa"/>
    </style:style>
    <style:style style:name="P1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83f7d" officeooo:paragraph-rsid="00c83f7d"/>
    </style:style>
    <style:style style:name="P1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a30dd" officeooo:paragraph-rsid="00ca30dd"/>
    </style:style>
    <style:style style:name="P1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b4d66" officeooo:paragraph-rsid="00cb4d66"/>
    </style:style>
    <style:style style:name="P13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bbf01" officeooo:paragraph-rsid="00cbbf01"/>
    </style:style>
    <style:style style:name="P13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da0f1" officeooo:paragraph-rsid="00cda0f1"/>
    </style:style>
    <style:style style:name="P1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de390" officeooo:paragraph-rsid="00cde390"/>
    </style:style>
    <style:style style:name="P13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e839f" officeooo:paragraph-rsid="00ce839f"/>
    </style:style>
    <style:style style:name="P13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fe4dd" officeooo:paragraph-rsid="00cfe4dd"/>
    </style:style>
    <style:style style:name="P13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0ddce" officeooo:paragraph-rsid="00d0ddce"/>
    </style:style>
    <style:style style:name="P14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1199d" officeooo:paragraph-rsid="00d1199d"/>
    </style:style>
    <style:style style:name="P14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1ba98" officeooo:paragraph-rsid="00d1ba98"/>
    </style:style>
    <style:style style:name="P14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30f68" officeooo:paragraph-rsid="00d30f68"/>
    </style:style>
    <style:style style:name="P14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5a9e8" officeooo:paragraph-rsid="00d5a9e8"/>
    </style:style>
    <style:style style:name="P14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5c64f" officeooo:paragraph-rsid="00d5c64f"/>
    </style:style>
    <style:style style:name="P14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71cbd" officeooo:paragraph-rsid="00d71cbd"/>
    </style:style>
    <style:style style:name="P14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7a865" officeooo:paragraph-rsid="00d7a865"/>
    </style:style>
    <style:style style:name="P14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8fbcf" officeooo:paragraph-rsid="00d8fbcf"/>
    </style:style>
    <style:style style:name="P1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ad1c5" officeooo:paragraph-rsid="00dad1c5"/>
    </style:style>
    <style:style style:name="P14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bed79" officeooo:paragraph-rsid="00dbed79"/>
    </style:style>
    <style:style style:name="P1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dab90" officeooo:paragraph-rsid="00ddab90"/>
    </style:style>
    <style:style style:name="P15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5db03" officeooo:paragraph-rsid="00e5db03"/>
    </style:style>
    <style:style style:name="P15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73701" officeooo:paragraph-rsid="00e73701"/>
    </style:style>
    <style:style style:name="P15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8baa0" officeooo:paragraph-rsid="00e8baa0"/>
    </style:style>
    <style:style style:name="P15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96ba2" officeooo:paragraph-rsid="00e96ba2"/>
    </style:style>
    <style:style style:name="P15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b5e05" officeooo:paragraph-rsid="00eb5e05"/>
    </style:style>
    <style:style style:name="P1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b620a" officeooo:paragraph-rsid="00eb620a"/>
    </style:style>
    <style:style style:name="P15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bbc17" officeooo:paragraph-rsid="00ebbc17"/>
    </style:style>
    <style:style style:name="P1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ca302" officeooo:paragraph-rsid="00eca302"/>
    </style:style>
    <style:style style:name="P1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e816e" officeooo:paragraph-rsid="00ee816e"/>
    </style:style>
    <style:style style:name="P1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ead80" officeooo:paragraph-rsid="00eead80"/>
    </style:style>
    <style:style style:name="P16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f2ffe" officeooo:paragraph-rsid="00ef2ffe"/>
    </style:style>
    <style:style style:name="P16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145f6" officeooo:paragraph-rsid="00f145f6"/>
    </style:style>
    <style:style style:name="P1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1e9f2" officeooo:paragraph-rsid="00f1e9f2"/>
    </style:style>
    <style:style style:name="P1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24345" officeooo:paragraph-rsid="00f24345"/>
    </style:style>
    <style:style style:name="P1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651e3" officeooo:paragraph-rsid="00f651e3"/>
    </style:style>
    <style:style style:name="P1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53820" officeooo:paragraph-rsid="00c53820"/>
    </style:style>
    <style:style style:name="P1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547a8" officeooo:paragraph-rsid="00c547a8"/>
    </style:style>
    <style:style style:name="P1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805aa" officeooo:paragraph-rsid="00c805aa"/>
    </style:style>
    <style:style style:name="P1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c805aa" officeooo:paragraph-rsid="00c805aa" style:font-weight-asian="bold" style:font-weight-complex="bold"/>
    </style:style>
    <style:style style:name="P17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8a8aa" officeooo:paragraph-rsid="00c8a8aa"/>
    </style:style>
    <style:style style:name="P1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a30dd" officeooo:paragraph-rsid="00ca30dd"/>
    </style:style>
    <style:style style:name="P1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52379" officeooo:paragraph-rsid="00d52379"/>
    </style:style>
    <style:style style:name="P1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5a9e8" officeooo:paragraph-rsid="00d5a9e8"/>
    </style:style>
    <style:style style:name="P1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de754" officeooo:paragraph-rsid="00dde754"/>
    </style:style>
    <style:style style:name="P1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f7fdc" officeooo:paragraph-rsid="00dde754"/>
    </style:style>
    <style:style style:name="P1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df7fdc" officeooo:paragraph-rsid="00df7fdc"/>
    </style:style>
    <style:style style:name="P1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12585" officeooo:paragraph-rsid="00df7fdc"/>
    </style:style>
    <style:style style:name="P1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12585" officeooo:paragraph-rsid="00e12585"/>
    </style:style>
    <style:style style:name="P1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30a86" officeooo:paragraph-rsid="00e30a86"/>
    </style:style>
    <style:style style:name="P18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4c6ba" officeooo:paragraph-rsid="00e4c6ba"/>
    </style:style>
    <style:style style:name="P18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50a38" officeooo:paragraph-rsid="00e4c6ba"/>
    </style:style>
    <style:style style:name="P1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ef4950" officeooo:paragraph-rsid="00ef4950"/>
    </style:style>
    <style:style style:name="P1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2cb01" officeooo:paragraph-rsid="00f2cb01"/>
    </style:style>
    <style:style style:name="P1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3e91a" officeooo:paragraph-rsid="00f3e91a"/>
    </style:style>
    <style:style style:name="P1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5193a" officeooo:paragraph-rsid="00f5193a"/>
    </style:style>
    <style:style style:name="P1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a0790" officeooo:paragraph-rsid="00f86595"/>
    </style:style>
    <style:style style:name="P1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a0790" officeooo:paragraph-rsid="00fa0790"/>
    </style:style>
    <style:style style:name="P1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fb9582" officeooo:paragraph-rsid="00fb9582"/>
    </style:style>
    <style:style style:name="P1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23436"/>
    </style:style>
    <style:style style:name="P1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fbf10a" officeooo:paragraph-rsid="00fbf10a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officeooo:rsid="002a4cf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df7fdc"/>
    </style:style>
    <style:style style:name="T16" style:family="text">
      <style:text-properties fo:language="ru" fo:country="RU" officeooo:rsid="00e12585"/>
    </style:style>
    <style:style style:name="T17" style:family="text">
      <style:text-properties fo:language="ru" fo:country="RU" officeooo:rsid="00e30a86"/>
    </style:style>
    <style:style style:name="T18" style:family="text">
      <style:text-properties fo:language="ru" fo:country="RU" officeooo:rsid="00e50a38"/>
    </style:style>
    <style:style style:name="T19" style:family="text">
      <style:text-properties fo:language="ru" fo:country="RU" officeooo:rsid="00fa0790"/>
    </style:style>
    <style:style style:name="T20" style:family="text">
      <style:text-properties officeooo:rsid="00cfe4dd"/>
    </style:style>
    <style:style style:name="T21" style:family="text">
      <style:text-properties officeooo:rsid="00d42fe9"/>
    </style:style>
    <style:style style:name="T22" style:family="text">
      <style:text-properties officeooo:rsid="00d7a8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Перед вопросами: <text:span text:style-name="T13">Делай карты по своему алгоритму. Тем более для текучки. А этот вопросник используй для решений которые "на всю жизнь".</text:span></text:p>
      <text:p text:style-name="P44"/>
      <text:p text:style-name="P44">Вопрос №1.</text:p>
      <text:p text:style-name="P4"><text:span text:style-name="T1">С</text:span>кажи себе что ты молодец что ты за это взялся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77">Молодец.</text:p>
      <text:p text:style-name="P64"/>
      <text:p text:style-name="P64"/>
      <text:p text:style-name="P64"/>
      <text:p text:style-name="P50"/>
      <text:p text:style-name="P44"/>
      <text:p text:style-name="P44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"/>
      <text:p text:style-name="P78">Хочу Ольку.</text:p>
      <text:p text:style-name="P78">Маму.</text:p>
      <text:p text:style-name="P78">Хочу потрахаться</text:p>
      <text:p text:style-name="P78">Хочу власть.</text:p>
      <text:p text:style-name="P78">Хочу любовь.</text:p>
      <text:p text:style-name="P78">Хочу детей.</text:p>
      <text:p text:style-name="P78">Хочу б<text:span text:style-name="T14">ыть.</text:span></text:p>
      <text:p text:style-name="P120">Хочу мучаться.</text:p>
      <text:p text:style-name="P120">Хочу наркотик.</text:p>
      <text:p text:style-name="P120">Хочу…………… заткнуть в себе что-то. Короче я голодный. Мой метаболизм говорит мне что мне чего-то нехватает а психика ведётся.</text:p>
      <text:p text:style-name="P49"/>
      <text:p text:style-name="P49"/>
      <text:p text:style-name="P23"/>
      <text:p text:style-name="P2"/>
      <text:p text:style-name="P45">Вопрос №3.</text:p>
      <text:p text:style-name="P3"><text:span text:style-name="T2">О</text:span>бщие черты чего оно модифицирует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4"/>
      <text:p text:style-name="P79">Меня и Оли. хз. Я хочу показать что я такой как она, что я е<text:span text:style-name="T14">ё дополняю.</text:span></text:p>
      <text:p text:style-name="P99">Бла бла люди. Хочу её.</text:p>
      <text:p text:style-name="P106">Думаю госпади хоть бы я здох сегодня. Чтоб не видеть что ещё одна не от меня забеременела.</text:p>
      <text:p text:style-name="P51"/>
      <text:p text:style-name="P51"/>
      <text:p text:style-name="P2"/>
      <text:p text:style-name="P45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3"/>
      <text:p text:style-name="P99">Нихуя. Фазы не было уже где-то месяц.</text:p>
      <text:p text:style-name="P99">Не получается у меня фаза.</text:p>
      <text:p text:style-name="P99">У меня ничего не получается.</text:p>
      <text:p text:style-name="P99">Жму блядь кнопку и жду три дня результата.</text:p>
      <text:p text:style-name="P99">А в конце пшик.</text:p>
      <text:p text:style-name="P99">Пиздаболы блядь а не кнопки.</text:p>
      <text:p text:style-name="P99"/>
      <text:p text:style-name="P99">Наконец-то ты понял .что твои кнопки поддаются нажатию но не триггерят что тебе надо. Слава тебе госпади. У меня всё. Ты устал. Ты один потому что оглох к связям.</text:p>
      <text:p text:style-name="P54"/>
      <text:p text:style-name="P100">А как их слышать?</text:p>
      <text:p text:style-name="P100"/>
      <text:p text:style-name="P100">Никаких связей нету без знаний к чему приводят ошибки.</text:p>
      <text:p text:style-name="P100"/>
      <text:p text:style-name="P101">т. е. Без страха?</text:p>
      <text:p text:style-name="P101"/>
      <text:p text:style-name="P101">да.</text:p>
      <text:p text:style-name="P101"/>
      <text:p text:style-name="P101">т. е. Пианист боится нажать не туда?</text:p>
      <text:p text:style-name="P101"/>
      <text:p text:style-name="P101">Нет. Пианист боится садиться за расстроенное пианино. И у тебя тоже так было.</text:p>
      <text:p text:style-name="P101"/>
      <text:p text:style-name="P80">Пианино блядь расстроенное? Может что-то другое расстроенное? Может мозги а не пианино?</text:p>
      <text:p text:style-name="P80"/>
      <text:p text:style-name="P80">Может и мозги. Я не знаю что у тебя щас в голове. Я знаю что тебя бросают так же как бросали когда тебе <text:span text:style-name="T14">было 20. «не надёжный».</text:span></text:p>
      <text:p text:style-name="P121">Ты решил это переездами. Ты так думаешь. Хотя на деле ты решил это картами и способностью их применять к своим потребностям.</text:p>
      <text:p text:style-name="P121">А сейчс потребностей нету вот ты и носишься не знаешь куда их воткнуть.</text:p>
      <text:p text:style-name="P121">Отталкиваешь её чтоб снова взять и т.п</text:p>
      <text:p text:style-name="P121"/>
      <text:p text:style-name="P121">а как ещё мне её иметь?</text:p>
      <text:p text:style-name="P121"/>
      <text:p text:style-name="P121">Перестать быть пердуном.</text:p>
      <text:p text:style-name="P23"/>
      <text:p text:style-name="P23"/>
      <text:p text:style-name="P46">Вопрос №5.</text:p>
      <text:p text:style-name="P5">Что бы ты сделал в рамках этой вещи такого, что если б появилась возможность сделать снова – ты сделал бы то же самое <text:span text:style-name="T12">(хоть сотню раз)</text:span>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02">Снова бы провёл время с Олькой. Я не знаю зачем. Знаю что когда я рядом с ней эта пустота уходит.</text:p>
      <text:p text:style-name="P102"/>
      <text:p text:style-name="P104">Пиши.</text:p>
      <text:p text:style-name="P104">Что ты с ней.</text:p>
      <text:p text:style-name="P104">До последнего вздоха.</text:p>
      <text:p text:style-name="P104">Ровно так же как ты помнишь всех других.</text:p>
      <text:p text:style-name="P54"/>
      <text:p text:style-name="P54"/>
      <text:p text:style-name="P1"/>
      <text:p text:style-name="P46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03">Задачи.</text:p>
      <text:p text:style-name="P103">А не решения.</text:p>
      <text:p text:style-name="P103"/>
      <text:p text:style-name="P103">Вот вот. Это и есть твоя «беда». Хочешь денег а получаешь заказы.</text:p>
      <text:p text:style-name="P103">Подумай об этом.</text:p>
      <text:p text:style-name="P54"/>
      <text:p text:style-name="P54"/>
      <text:p text:style-name="P21"/>
      <text:p text:style-name="P46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03">Пожрать.вот пожрал и вроде легче.</text:p>
      <text:p text:style-name="P54"/>
      <text:p text:style-name="P54"/>
      <text:p text:style-name="P1"/>
      <text:p text:style-name="P46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03">Увидела жизнь без мужиков блядь. И дрочит им теперь чтоб вернуть себе слабость.</text:p>
      <text:p text:style-name="P111">Слабость это сила чувак.</text:p>
      <text:p text:style-name="P111">Всегда так было.</text:p>
      <text:p text:style-name="P111">И на неё ты просто воздействуешь потому что хочешь детей. Всё просто.</text:p>
      <text:p text:style-name="P54"/>
      <text:p text:style-name="P54"/>
      <text:p text:style-name="P1"/>
      <text:p text:style-name="P47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12">Я вижу гниющих падольщиков.</text:p>
      <text:p text:style-name="P112">Чуваков которые жрут себя.</text:p>
      <text:p text:style-name="P113">Я хочу удовлетворить тот голод допамина который я заполняю сексом.</text:p>
      <text:p text:style-name="P113">Наркотики обещают что дадут а потом говорят «пшёл нахуй».</text:p>
      <text:p text:style-name="P114">И нарколыги тоже.</text:p>
      <text:p text:style-name="P114">Она сидит пьёт своё вино и прощается со мной на своей новой работе которую я ей дал.</text:p>
      <text:p text:style-name="P115">Я не могу так жить знаешь. Давать. А потомсмотреть как улетают.</text:p>
      <text:p text:style-name="P65"/>
      <text:p text:style-name="P25"/>
      <text:p text:style-name="P1"/>
      <text:p text:style-name="P23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2"><text:span text:style-name="T6">(</text:span>по сути <text:span text:style-name="T6">это поисковой ресёрч – сбор фактов, причин, следствий и связей).</text:span></text:p>
      <text:p text:style-name="P2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16">Я наелся конфет.</text:p>
      <text:p text:style-name="P116">Подрочил.</text:p>
      <text:p text:style-name="P116">Начал жрать и что-то делать.</text:p>
      <text:p text:style-name="P116">А потом просто замахался делать бессмысленную хуйню, Олька ещё и подлила масла в огонь типа «финансовая грамотность» и я понял что пока я стираю бельё кто-то ей помогает в том в чём я добился гораздо больших теоретических успехов. А её какой-то бухгалтер блядь учит.</text:p>
      <text:p text:style-name="P116"/>
      <text:p text:style-name="P105">ок. зависть.что у тебя нету того что хотелось бы потому что когда было окно ты делал бытовуху.</text:p>
      <text:p text:style-name="P117"/>
      <text:p text:style-name="P117">ДА.</text:p>
      <text:p text:style-name="P54"/>
      <text:p text:style-name="P54"/>
      <text:p text:style-name="P22"/>
      <text:p text:style-name="P23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3">Один вариант может казаться более знакомым чем другой.</text:p>
      <text:p text:style-name="P22">Любая шкала почти всегда навязана (1% где-то природного происхождения).</text:p>
      <text:p text:style-name="P22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2">Не имея этого "конструкта шкалы" ты перестанешь отходить от задачи чтоб доказать кому-то её важнос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18">ЧУЧУТЬ.</text:p>
      <text:p text:style-name="P118"/>
      <text:p text:style-name="P118">ок.</text:p>
      <text:p text:style-name="P54"/>
      <text:p text:style-name="P54"/>
      <text:p text:style-name="P1"/>
      <text:p text:style-name="P23"/>
      <text:p text:style-name="P23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2">  * чтоб дать мозгам понять что ты решил что-то в этом плане навсегда изменить. </text:p>
      <text:p text:style-name="P22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119">Мысль первая. Что я говно которое воняет и орёт «почему меня все обходят»</text:p>
      <text:p text:style-name="P119">Мысль вторая. «Всем трудно. Не ты один такой».</text:p>
      <text:p text:style-name="P59"/>
      <text:p text:style-name="P54"/>
      <text:p text:style-name="P22"/>
      <text:p text:style-name="P32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122">Рассосалось.</text:p>
      <text:p text:style-name="P122">Перенасыщеннность короче.</text:p>
      <text:p text:style-name="P122">Конфетами. Уходом.</text:p>
      <text:p text:style-name="P122">Конец света блядь. Отравление.</text:p>
      <text:p text:style-name="P122">Слишком много на уровне отравления.</text:p>
      <text:p text:style-name="P122"/>
      <text:p text:style-name="P122">ок.</text:p>
      <text:p text:style-name="P122"/>
      <text:p text:style-name="P107">Отравление добром.</text:p>
      <text:p text:style-name="P107"/>
      <text:p text:style-name="P123">к</text:p>
      <text:p text:style-name="P55"/>
      <text:p text:style-name="P33"/>
      <text:p text:style-name="P1"/>
      <text:p text:style-name="P32">Вопрос №14.</text:p>
      <text:p text:style-name="P4">Чем (какими своими частями)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108">Хочет убрать из жизни то чего слишком много. Перенасыщен.</text:p>
      <text:p text:style-name="P124"/>
      <text:p text:style-name="P124">ок. и что делать?</text:p>
      <text:p text:style-name="P124"/>
      <text:p text:style-name="P124">Ничего.</text:p>
      <text:p text:style-name="P124">Она хочет от тебя избавиться. Отойти в сторону. Потому что перенасытила.</text:p>
      <text:p text:style-name="P124">Потому что тебе некуда всунуть то что она может.</text:p>
      <text:p text:style-name="P124">Она поняла что ты для неё слишком маленький.</text:p>
      <text:p text:style-name="P124">Что ей надо дозировать свои хотения с тобой.</text:p>
      <text:p text:style-name="P124">А бабы дозировать желания не хотят.</text:p>
      <text:p text:style-name="P124">Залюбила тебя до истерик.</text:p>
      <text:p text:style-name="P59"/>
      <text:p text:style-name="P124">ок.</text:p>
      <text:p text:style-name="P125">кстати может таки карты?</text:p>
      <text:p text:style-name="P125"/>
      <text:p text:style-name="P125">И да и нет. Карты тебя приводили лишь к более сильным пихальницам. Пока не начнёшь производить всегда будут те кто видит недооценённый потенциал и будут пробовать от тебя требовать прикладной вариант.</text:p>
      <text:p text:style-name="P125"/>
      <text:p text:style-name="P81">т.е. она мне носит, я не могу переварить?</text:p>
      <text:p text:style-name="P81"/>
      <text:p text:style-name="P81">да.</text:p>
      <text:p text:style-name="P81"/>
      <text:p text:style-name="P81">я слишком тупой?</text:p>
      <text:p text:style-name="P81"/>
      <text:p text:style-name="P81">да.</text:p>
      <text:p text:style-name="P81"/>
      <text:p text:style-name="P81">в<text:span text:style-name="T14">ыход есть?</text:span></text:p>
      <text:p text:style-name="P166"/>
      <text:p text:style-name="P166">Нет. Но есть обходы. Их миллионы</text:p>
      <text:p text:style-name="P166"/>
      <text:p text:style-name="P166">…</text:p>
      <text:p text:style-name="P166"/>
      <text:p text:style-name="P166">ты мочалка для чужих панических атак. Тряпка. Монетизируй это и живи себе.</text:p>
      <text:p text:style-name="P33"/>
      <text:p text:style-name="P1"/>
      <text:p text:style-name="P32">Вопрос №15.</text:p>
      <text:p text:style-name="P4">Почему (по каким причинам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126">Перенасыщен.</text:p>
      <text:p text:style-name="P126"/>
      <text:p text:style-name="P126">ок.</text:p>
      <text:p text:style-name="P60"/>
      <text:p text:style-name="P55"/>
      <text:p text:style-name="P33"/>
      <text:p text:style-name="P34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4">Скорей всего нет, ещё рано что-то менять, но посмотреть стоит.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82">Перенас<text:span text:style-name="T14">ыщен хорошими воспоминаниями.</text:span></text:p>
      <text:p text:style-name="P126"/>
      <text:p text:style-name="P126">Угу. Охуенный диагноз.</text:p>
      <text:p text:style-name="P56"/>
      <text:p text:style-name="P56"/>
      <text:p text:style-name="P35"/>
      <text:p text:style-name="P34">Вопрос №17.</text:p>
      <text:p text:style-name="P4">Какой перманентный вред нанесённый мне оно решает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127">Каша. С криками «бери бери, это всё что у меня есть».</text:p>
      <text:p text:style-name="P127">Губка она. И она спихает то что напихали ей.</text:p>
      <text:p text:style-name="P61"/>
      <text:p text:style-name="P61"/>
      <text:p text:style-name="P35"/>
      <text:p text:style-name="P37">Вопрос №18.</text:p>
      <text:p text:style-name="P11">Какие у него есть методы решения этого перманентного вреда нанесённого мн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28">Оттолкнуть.</text:p>
      <text:p text:style-name="P57"/>
      <text:p text:style-name="P57"/>
      <text:p text:style-name="P57"/>
      <text:p text:style-name="P36"/>
      <text:p text:style-name="P37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29">Мира. Я не хочу чтоб она уходила. Потому пытаюсь принять всё. Но голова не переваривает весь этот бред. </text:p>
      <text:p text:style-name="P129">Потому я несчастен. Отравлен.</text:p>
      <text:p text:style-name="P129"/>
      <text:p text:style-name="P129">ок.</text:p>
      <text:p text:style-name="P57"/>
      <text:p text:style-name="P57">…</text:p>
      <text:p text:style-name="P36"/>
      <text:p text:style-name="P37"/>
      <text:p text:style-name="P37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6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3">Закр<text:span text:style-name="T14">ыться от мира мол не давайте мне?</text:span></text:p>
      <text:p text:style-name="P130">Желание переварить всё что всовывают короче.</text:p>
      <text:p text:style-name="P130">Весь бред.</text:p>
      <text:p text:style-name="P130">Чувак кладущий конец бреду в мире.</text:p>
      <text:p text:style-name="P169">Пиздец у тебя ноша.</text:p>
      <text:p text:style-name="P130">Понятно почему ты паникуешь.</text:p>
      <text:p text:style-name="P52"/>
      <text:p text:style-name="P52"/>
      <text:p text:style-name="P1"/>
      <text:p text:style-name="P37">Вопрос №21.</text:p>
      <text:p text:style-name="P4">Как это повторение делает меня лучш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4">Не да<text:span text:style-name="T14">ёт просрать ценные вещи хороших людей.</text:span></text:p>
      <text:p text:style-name="P62"/>
      <text:p text:style-name="P57"/>
      <text:p text:style-name="P57">…</text:p>
      <text:p text:style-name="P37"/>
      <text:p text:style-name="P37"/>
      <text:p text:style-name="P37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6">Тоже <text:span text:style-name="T8">глубокая </text:span>терапия. Чтоб не тыкать себе палки в колёса дальше на этом пути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31">хз. в 5 лет когда конфет переел и была истерика. Или когда мне кораблик из целофана утонул типа блин мама всё плохо.</text:p>
      <text:p text:style-name="P52"/>
      <text:p text:style-name="P52"/>
      <text:p text:style-name="P1"/>
      <text:p text:style-name="P37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31">ок. мудак ты короче.</text:p>
      <text:p text:style-name="P131">Она тебя любит а ты её используешь. То «дай» то «перестань давать».</text:p>
      <text:p text:style-name="P53"/>
      <text:p text:style-name="P53"/>
      <text:p text:style-name="P1"/>
      <text:p text:style-name="P37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7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31">Проекты. И карты. Всего-то.</text:p>
      <text:p text:style-name="P131">Делай что-то. А не сиди блядь и переваривай конфеты.</text:p>
      <text:p text:style-name="P131">Они быстрее перевариваются когда бегаешь.</text:p>
      <text:p text:style-name="P66"/>
      <text:p text:style-name="P66"/>
      <text:p text:style-name="P66"/>
      <text:p text:style-name="P37"/>
      <text:p text:style-name="P37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85">Человека котор<text:span text:style-name="T14">ый не распределил чувства и эмоции по проектам. Который на одном компе делает всё что нужно всем другим проектам.</text:span></text:p>
      <text:p text:style-name="P170"/>
      <text:p text:style-name="P170">Эм</text:p>
      <text:p text:style-name="P170"/>
      <text:p text:style-name="P170">который переключается между проектами в голове раньше чем перейдёт в другую инфраструктуру.</text:p>
      <text:p text:style-name="P170"/>
      <text:p text:style-name="P170">…</text:p>
      <text:p text:style-name="P170"/>
      <text:p text:style-name="P170">подумай об этом. 5 минут перерыв. Олька это полка. Но ты ноешь ей так будто она часть твоей вселенной. Пиздишь ей о группе и т. п. Так будто она принимает решения в том какой будет группа.</text:p>
      <text:p text:style-name="P170"/>
      <text:p text:style-name="P132">Полка у которой кредиты.</text:p>
      <text:p text:style-name="P132"/>
      <text:p text:style-name="P132">хм. </text:p>
      <text:p text:style-name="P132">нет чувак. Кредиты у её семьи. </text:p>
      <text:p text:style-name="P132">Каждая линия кредита это отдельный проект.</text:p>
      <text:p text:style-name="P66"/>
      <text:p text:style-name="P66"/>
      <text:p text:style-name="P66"/>
      <text:p text:style-name="P37"/>
      <text:p text:style-name="P37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32">ок.</text:p>
      <text:p text:style-name="P67"/>
      <text:p text:style-name="P67"/>
      <text:p text:style-name="P67"/>
      <text:p text:style-name="P37"/>
      <text:p text:style-name="P37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109">Это я.</text:p>
      <text:p text:style-name="P76"/>
      <text:p text:style-name="P76"/>
      <text:p text:style-name="P76"/>
      <text:p text:style-name="P1"/>
      <text:p text:style-name="P40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33">Хозяин мне плохо. Помоги мне.</text:p>
      <text:p text:style-name="P133"/>
      <text:p text:style-name="P133">Помогаю. Гештальт. Тебя перенасытили.</text:p>
      <text:p text:style-name="P133"/>
      <text:p text:style-name="P133">Ладно. Пойдёт как ответ. Сделай что-то.</text:p>
      <text:p text:style-name="P68"/>
      <text:p text:style-name="P133">Само знание что меня перенасытили и было ответом. Я сразу понял к чему я стремлюсь. И всё.</text:p>
      <text:p text:style-name="P68"/>
      <text:p text:style-name="P1"/>
      <text:p text:style-name="P40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34">Карты. Не знаю. Карты.</text:p>
      <text:p text:style-name="P135">Полки. Проекты. Проекты ведь по пиару друг друга тянут.</text:p>
      <text:p text:style-name="P135">Значит должна быть в распечатке ещё фабула с твоими контактами, именем Оли и т. п.</text:p>
      <text:p text:style-name="P135">Это тупо. Так не работает. Группа это семья.</text:p>
      <text:p text:style-name="P135">А проекты их собственность.</text:p>
      <text:p text:style-name="P135">И всё. Мы говорили тебе.</text:p>
      <text:p text:style-name="P135"/>
      <text:p text:style-name="P135">Угу и тратить 14% на себя.</text:p>
      <text:p text:style-name="P68"/>
      <text:p text:style-name="P136">Ты взял 2%. И что, плохо тебе было?</text:p>
      <text:p text:style-name="P136"/>
      <text:p text:style-name="P136">Нет. Но я не хочу этим больше заниматься.</text:p>
      <text:p text:style-name="P136"/>
      <text:p text:style-name="P136">Ладно. Понятно. До свидания.</text:p>
      <text:p text:style-name="P137">Ей говори до свидания. Ты веришь в свои 14% от 14%. Она верит в «14% на семью».</text:p>
      <text:p text:style-name="P137">Изменений не будет. <text:span text:style-name="T20">Вы не сойдётесь.</text:span></text:p>
      <text:p text:style-name="P138">Типа «а что есть» и т. п.</text:p>
      <text:p text:style-name="P138"/>
      <text:p text:style-name="P138">Группа?</text:p>
      <text:p text:style-name="P138"/>
      <text:p text:style-name="P138">Мы страховочные деньги. Что.</text:p>
      <text:p text:style-name="P138"/>
      <text:p text:style-name="P138">Я ТВОЯ СТРАХОВКА.</text:p>
      <text:p text:style-name="P138"/>
      <text:p text:style-name="P138">Вот вот. Проект страховками не занимается. Только фонд.</text:p>
      <text:p text:style-name="P138"/>
      <text:p text:style-name="P139">Тогда на кой тебе она.</text:p>
      <text:p text:style-name="P139"/>
      <text:p text:style-name="P139">Потому что она страховка не денежная. А страховка от панических атак.</text:p>
      <text:p text:style-name="P139"/>
      <text:p text:style-name="P139">Значит страховать от панических атак должен фонд. По крайней мере с твоей терминологией.</text:p>
      <text:p text:style-name="P139">Паническая атака это болезнь.</text:p>
      <text:p text:style-name="P139">Так. </text:p>
      <text:p text:style-name="P139">А значит ты — проект фонда. И тебе нихуя не даёт фонд. И ей тоже. Вы работаете за свои шиши и платите в фонд. Страховой и финансовый.</text:p>
      <text:p text:style-name="P139">Налог.</text:p>
      <text:p text:style-name="P139">А чем заниматься я хз.</text:p>
      <text:p text:style-name="P139">И кто страхует сам фонд? Я не знаю, я не в курсе.</text:p>
      <text:p text:style-name="P140">Вопрос.</text:p>
      <text:p text:style-name="P140">Фонд страхует сам себя? Или как. Вот ты заработал 9тыс. Ты типа хотел на них жить? Или как?</text:p>
      <text:p text:style-name="P140"/>
      <text:p text:style-name="P140">Может жить на тех 2%</text:p>
      <text:p text:style-name="P140"/>
      <text:p text:style-name="P140">ну не вяжется это. По твоей сруктуре. Тогда ты проект.</text:p>
      <text:p text:style-name="P139"/>
      <text:p text:style-name="P141">Зато я не проёбую финансы. Вообще.</text:p>
      <text:p text:style-name="P141"/>
      <text:p text:style-name="P141">Это да.</text:p>
      <text:p text:style-name="P141"/>
      <text:p text:style-name="P141">т. е. Она чувиха которая пропагандирует проёбанность финансов.</text:p>
      <text:p text:style-name="P142">Научи её. И вы останетесь хорошими друзьями и ебать будете друг друга до смер<text:span text:style-name="T21">ти.</text:span></text:p>
      <text:p text:style-name="P142"/>
      <text:p text:style-name="P86">Трать т<text:span text:style-name="T14">ы 14% на себя (из страхового фонда) или выноси ты постоянные расходы в проекты может она будет твоей женой раньше чем ты думаешь.</text:span></text:p>
      <text:p text:style-name="P172"/>
      <text:p text:style-name="P87">Но тогда ведь начинается <text:span text:style-name="T14">этот бред «хочу» и т. д.</text:span></text:p>
      <text:p text:style-name="P143"/>
      <text:p text:style-name="P143">Вот вот.</text:p>
      <text:p text:style-name="P1"/>
      <text:p text:style-name="P40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43">да. наконец-то.</text:p>
      <text:p text:style-name="P143">Она шлюха.</text:p>
      <text:p text:style-name="P143">Просто она ищет куда пристроиться в постоянные потоки. А не в разовый. </text:p>
      <text:p text:style-name="P143">Хочет сьесть дериватив вот и всё.</text:p>
      <text:p text:style-name="P143">Экономистка короче.</text:p>
      <text:p text:style-name="P68"/>
      <text:p text:style-name="P68"/>
      <text:p text:style-name="P68"/>
      <text:p text:style-name="P68"/>
      <text:p text:style-name="P1"/>
      <text:p text:style-name="P40">Вопрос №31.</text:p>
      <text:p text:style-name="P13">Что сделать чтоб оно увидело во мне и всех моих частях себя?</text:p>
      <text:p text:style-name="P2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44">Оно разочаровалось во мне.</text:p>
      <text:p text:style-name="P144">Типа помойся блин. Сходи смой с себя весь этот имидж лузера.</text:p>
      <text:p text:style-name="P144">Найди себе сука то что навсегда сделает тебя победителем.</text:p>
      <text:p text:style-name="P144">ЧПУ заказал да? А он тебе поможет? Ты будешь пазл собирать? Купи принтер чувак.</text:p>
      <text:p text:style-name="P144">И напечатай 1000 кусков. И собери. </text:p>
      <text:p text:style-name="P63"/>
      <text:p text:style-name="P63"/>
      <text:p text:style-name="P58">…</text:p>
      <text:p text:style-name="P38"/>
      <text:p text:style-name="P1"/>
      <text:p text:style-name="P40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45">Продавать компьютер это тупо.</text:p>
      <text:p text:style-name="P145">Тебе что компов не надо? Новый комп.</text:p>
      <text:p text:style-name="P145"/>
      <text:p text:style-name="P145">Надо. Но не такой слабый.</text:p>
      <text:p text:style-name="P145">И кстати то что ты говоришь типа мне надо отдельный комп на неё… я не согласен.</text:p>
      <text:p text:style-name="P69"/>
      <text:p text:style-name="P145">А раньше был. <text:span text:style-name="T22">Ты не согласен быть с группой?</text:span></text:p>
      <text:p text:style-name="P145"/>
      <text:p text:style-name="P146">Я не согласен иметь хуёвые компы и думать что с ними можно сделать.</text:p>
      <text:p text:style-name="P146"/>
      <text:p text:style-name="P147">Твои панические атаки никуда не делись. И её тоже. Ты думаешь тебе той тыщи хватило бы? А если и да… ты думаешь ты б купил ту кучу оборудования на которую ты потратил ту тысячу?</text:p>
      <text:p text:style-name="P147">Нет конечно.</text:p>
      <text:p text:style-name="P147">Просрал бы и всё.</text:p>
      <text:p text:style-name="P147">Психологию мути и живи с этих двух процентов.</text:p>
      <text:p text:style-name="P147">Твоя семья владелец и фонда и группы. И всех проектов.</text:p>
      <text:p text:style-name="P148">Если она сможет жить с этих 2% то… будет охуенно. Даже не 2%. с 4%. вполне себе. </text:p>
      <text:p text:style-name="P149">4% с миллиона это дохуя.</text:p>
      <text:p text:style-name="P69"/>
      <text:p text:style-name="P69">…</text:p>
      <text:p text:style-name="P69"/>
      <text:p text:style-name="P150">бесконечный рост чувак.</text:p>
      <text:p text:style-name="P150">И никаких баб.</text:p>
      <text:p text:style-name="P150">Она твой друг, факбадди.</text:p>
      <text:p text:style-name="P150">Вопрос лишь в том чтоб твои проекты были нормальные.</text:p>
      <text:p text:style-name="P150">А не торговать старыми фотками мамы и битыми стёклами.</text:p>
      <text:p text:style-name="P40"/>
      <text:p text:style-name="P40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88">Есть нюанс.</text:p>
      <text:p text:style-name="P88">Тогда каким макаром так <text:span text:style-name="T14">вышло, что Олька получает всё что хочет в размере фонда (так как она проект), а ты получаешь 2%? или 4%?</text:span></text:p>
      <text:p text:style-name="P174"/>
      <text:p text:style-name="P174">значит люди не проект.</text:p>
      <text:p text:style-name="P174"/>
      <text:p text:style-name="P88"><text:span text:style-name="T14">Значит да. Люди не проект. Ты ж не будешь принудительно забирать у них 14%. это рабство. </text:span><text:span text:style-name="T15">Пойди кому-то скажи «дай мне 14% навсегда».</text:span></text:p>
      <text:p text:style-name="P175"/>
      <text:p text:style-name="P176">Оу</text:p>
      <text:p text:style-name="P176">ок.</text:p>
      <text:p text:style-name="P176"/>
      <text:p text:style-name="P176">значит она не будет частью твоей группы. А значит я хз о чём вам говорить. Твои проекты слева, её справа.</text:p>
      <text:p text:style-name="P176">Серьёзно попробуй.</text:p>
      <text:p text:style-name="P176">Она покажет как надо тратить.</text:p>
      <text:p text:style-name="P176"/>
      <text:p text:style-name="P176">Она покажет. Уверен. Но мне это не надо. У меня свои фазы. И мысли как тратить.</text:p>
      <text:p text:style-name="P176"/>
      <text:p text:style-name="P89"><text:span text:style-name="T14">… </text:span><text:span text:style-name="T16">наконец-то.</text:span></text:p>
      <text:p text:style-name="P177"/>
      <text:p text:style-name="P178">И фонды тут ни к чему не приведут. Точнее разбазаривание фондов.</text:p>
      <text:p text:style-name="P178"/>
      <text:p text:style-name="P178">… вот вот.</text:p>
      <text:p text:style-name="P178"/>
      <text:p text:style-name="P178">т. е. Фаза это одно. Фаза человека. А весь человек это другое.</text:p>
      <text:p text:style-name="P178"/>
      <text:p text:style-name="P178">да.</text:p>
      <text:p text:style-name="P178"/>
      <text:p text:style-name="P178">делать то что она видела в фазе — окей. Но давать ей доступ… Олька, ты как?</text:p>
      <text:p text:style-name="P178"/>
      <text:p text:style-name="P178">Я не видела такого никогда. И мне интересно. т. е. Говоришь на рисование ты даёшь а на хлеб нет?</text:p>
      <text:p text:style-name="P178"/>
      <text:p text:style-name="P178">да.</text:p>
      <text:p text:style-name="P178"/>
      <text:p text:style-name="P178">а как мне жить? Ты самодостаточен вообще? </text:p>
      <text:p text:style-name="P90"><text:span text:style-name="T14">Смотри короче. Либо люди не будут проектами, либо Олька (и вообще </text:span><text:span text:style-name="T17">вся </text:span><text:span text:style-name="T14">семья) — часть фонда.</text:span></text:p>
      <text:p text:style-name="P178"/>
      <text:p text:style-name="P179">Угу и страховой фонд проёбывать. </text:p>
      <text:p text:style-name="P179"/>
      <text:p text:style-name="P180">Вот вот</text:p>
      <text:p text:style-name="P180"/>
      <text:p text:style-name="P91"><text:span text:style-name="T14">с таким успехом можно вообще нихуя не тратить. </text:span><text:span text:style-name="T18">Просто выбрасывать 14%. и эффект тот же.</text:span></text:p>
      <text:p text:style-name="P181"/>
      <text:p text:style-name="P92"><text:span text:style-name="T18">Т</text:span><text:span text:style-name="T14">а да. Я понял. Но вылечить эту болезнь надо. И при этом надо быть финансово успешным.</text:span></text:p>
      <text:p text:style-name="P69"/>
      <text:p text:style-name="P151">Бла бла дети, бла бла нужды. т. е. Ребёнок для тебя полка да? Которую группа кормит? И который с рождения начнёт отдавать 14% тебе в твой страховой фонд?</text:p>
      <text:p text:style-name="P69"/>
      <text:p text:style-name="P1"/>
      <text:p text:style-name="P40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52">Видит поездку на Тунис.</text:p>
      <text:p text:style-name="P152"/>
      <text:p text:style-name="P153">Смотри. Если проекты решают всемирные проблемы можешь держаться вот так.</text:p>
      <text:p text:style-name="P153">Типа меняешь мир вся фигня.</text:p>
      <text:p text:style-name="P153">т. е. Лишь бы у тебя было столько, что тебе было бы насрать… нет. Короче один из твоих проектов должен решать жадность и комммунизм.</text:p>
      <text:p text:style-name="P153">Думаю этот проект можно назвать «<text:span text:style-name="T13">решение присвоения чужих результатов</text:span>».</text:p>
      <text:p text:style-name="P153"/>
      <text:p text:style-name="P70"/>
      <text:p text:style-name="P70"/>
      <text:p text:style-name="P70"/>
      <text:p text:style-name="P1"/>
      <text:p text:style-name="P40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3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54">Неспокойных людей.</text:p>
      <text:p text:style-name="P155">Давай так. Психологию погугли.</text:p>
      <text:p text:style-name="P155">А там посмотрим.</text:p>
      <text:p text:style-name="P155">Проект это или нет.</text:p>
      <text:p text:style-name="P155">Тебе надо доход. Хоть какой-то.</text:p>
      <text:p text:style-name="P155">И я не могу так жить.</text:p>
      <text:p text:style-name="P155">В надежде что всё само прийдёт надо только попросить.</text:p>
      <text:p text:style-name="P155"/>
      <text:p text:style-name="P156">Мне даж на проекты еле хватает а я ещё хочу себя повесить на фонд. Хватит.</text:p>
      <text:p text:style-name="P156">Группа. Всё. До свидания. Я владелец группы, группа владелец проектов. Мне 2%. не вижу проблемы.</text:p>
      <text:p text:style-name="P156">Я думаю даже себе 2% с проектов отстёгивать не надо. До пизды всё это</text:p>
      <text:p text:style-name="P156">и семья тоже до пизды.</text:p>
      <text:p text:style-name="P156">И рабство значит рабство. Похуй.</text:p>
      <text:p text:style-name="P71"/>
      <text:p text:style-name="P71"/>
      <text:p text:style-name="P71"/>
      <text:p text:style-name="P1"/>
      <text:p text:style-name="P41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157">Они не могут жить в мире где это есть.</text:p>
      <text:p text:style-name="P157"/>
      <text:p text:style-name="P157">…</text:p>
      <text:p text:style-name="P157"/>
      <text:p text:style-name="P157">я хочу спать.</text:p>
      <text:p text:style-name="P157"/>
      <text:p text:style-name="P157">Наконец-то.</text:p>
      <text:p text:style-name="P157">Истеричка ты. Включай нормальные проекты в группу а не это говно.</text:p>
      <text:p text:style-name="P157">Накупил блядь… </text:p>
      <text:p text:style-name="P72"/>
      <text:p text:style-name="P158">ок.</text:p>
      <text:p text:style-name="P158"/>
      <text:p text:style-name="P158">и вообще. Это «кит». Ты забыл?</text:p>
      <text:p text:style-name="P158">Продавай как «кит».</text:p>
      <text:p text:style-name="P158">Это ж типа часть линии дохода. Давай, вперёд.</text:p>
      <text:p text:style-name="P158">Поставил проект по антиквару — продавай киты.</text:p>
      <text:p text:style-name="P158"/>
      <text:p text:style-name="P158">Ну я ж не буду блин… покупать это всё ещё раз. Мне тупо не за что.</text:p>
      <text:p text:style-name="P158"/>
      <text:p text:style-name="P159">Женишься на ней изменишь опять на этот алгоритм. Почему нет?</text:p>
      <text:p text:style-name="P159"/>
      <text:p text:style-name="P159">И она опять уйдёт. Проблема требует решения. Она разьедает мне <text:s/>мозги.</text:p>
      <text:p text:style-name="P159"/>
      <text:p text:style-name="P159">Это не она разьедает. Это твои мозги не восстанавливаются быстрее чем она их разьедает.</text:p>
      <text:p text:style-name="P159">Нету опоры</text:p>
      <text:p text:style-name="P159"/>
      <text:p text:style-name="P159">т. е. Карты. И забить на психологию.</text:p>
      <text:p text:style-name="P159"/>
      <text:p text:style-name="P159">Ну так ты спасался от … всего по сути. От Ольки с Хмельницка. От быдла которое тебе в доме жизнь испортило. Много от чего.</text:p>
      <text:p text:style-name="P159"/>
      <text:p text:style-name="P159">Я хочу поиграть на компе в какую-то игру.</text:p>
      <text:p text:style-name="P159"/>
      <text:p text:style-name="P159">Вот вот. Ты бы матирился мол грууууууупа, груууууупа.</text:p>
      <text:p text:style-name="P160">Незачем тебе жить одному.</text:p>
      <text:p text:style-name="P160">Если живёшь один и умереть — ничего не изменится.</text:p>
      <text:p text:style-name="P160">Ты можешь вносить важные проекты в группу.</text:p>
      <text:p text:style-name="P160">Но большой вопрос будешь ли ты их решать быстрее чем она на них дрочит.</text:p>
      <text:p text:style-name="P72"/>
      <text:p text:style-name="P1"/>
      <text:p text:style-name="P42">Вопрос №37.</text:p>
      <text:p text:style-name="P14">Что ЭТА ПРОБЛЕМА решает?</text:p>
      <text:p text:style-name="P42">(сам по себе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161">Та голод. Перенасыщение а не голод. Голод по свободе от этого. Ладно согласен. Перенасыщение.</text:p>
      <text:p text:style-name="P161"/>
      <text:p text:style-name="P161">К</text:p>
      <text:p text:style-name="P161"/>
      <text:p text:style-name="P161">подумай об этом.</text:p>
      <text:p text:style-name="P73"/>
      <text:p text:style-name="P161">К</text:p>
      <text:p text:style-name="P161">я уже думал.</text:p>
      <text:p text:style-name="P161">т. е. Ты говоришь всё что нарушает группу выносить в проект.</text:p>
      <text:p text:style-name="P161"/>
      <text:p text:style-name="P110">ДААААААААААААААААААААААААААААААААААААААААААААААААААААААААААААААААААААА!!!!!!!!!!!!!!!!!!!!!!!!!!!!!!!!!!!!!!!!!!</text:p>
      <text:p text:style-name="P161">НАКОНЕЦ-ТО</text:p>
      <text:p text:style-name="P161">СЛАВАТЕБЕГОСПАДИ.</text:p>
      <text:p text:style-name="P161">ВСЁ.</text:p>
      <text:p text:style-name="P161">НЕ ЛЮДЕЙ А ТО ЧТО РАЗРУШАЕТ ГРУППУ.</text:p>
      <text:p text:style-name="P161"/>
      <text:p text:style-name="P161">Окей.</text:p>
      <text:p text:style-name="P161"/>
      <text:p text:style-name="P93">Хз. правило групп<text:span text:style-name="T14">ы вроде как проекты чтоб вверх друг друга тянули а не вниз</text:span></text:p>
      <text:p text:style-name="P182"/>
      <text:p text:style-name="P182">преврати всё что тянет вниз в то что тянет вверх и поверь пойдёшь в разы быстрее.</text:p>
      <text:p text:style-name="P182"/>
      <text:p text:style-name="P182">к</text:p>
      <text:p text:style-name="P42"/>
      <text:p text:style-name="P42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162">Психотравма короче.</text:p>
      <text:p text:style-name="P162">Она вынесла тебе мозг дотравмы.</text:p>
      <text:p text:style-name="P162">Она тебя насилует.</text:p>
      <text:p text:style-name="P162">Мои поздравления.</text:p>
      <text:p text:style-name="P162">Делай карты психологии и не еби мозги.</text:p>
      <text:p text:style-name="P73"/>
      <text:p text:style-name="P73"/>
      <text:p text:style-name="P73"/>
      <text:p text:style-name="P42"/>
      <text:p text:style-name="P42">Вопрос №39.</text:p>
      <text:p text:style-name="P14">Что ЭТА ПРОБЛЕМА колдует?</text:p>
      <text:p text:style-name="P43">Что она сама по себе притягивает в жизнь каждому кто её имеет?</text:p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163">То что разрушит группу. И я тебе говорю что одним из спасений может быть добавление в неё то что её разрушает. Равно как ты антиквар добвил в группу только потому что он разьедал тебе мозги и превратил его в крупный бизнес.</text:p>
      <text:p text:style-name="P163"/>
      <text:p text:style-name="P164">Ладно. Согласен. Оба проекта имеют право на существование.</text:p>
      <text:p text:style-name="P164"/>
      <text:p text:style-name="P164">Вот и отлично.</text:p>
      <text:p text:style-name="P164">Не проекта. А метода решения.</text:p>
      <text:p text:style-name="P164"/>
      <text:p text:style-name="P164">к</text:p>
      <text:p text:style-name="P74"/>
      <text:p text:style-name="P74"/>
      <text:p text:style-name="P1"/>
      <text:p text:style-name="P42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м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94">Добавлять в группу то что е<text:span text:style-name="T14">ё разрушает это аналог латания слабых мест.</text:span></text:p>
      <text:p text:style-name="P183">А жрать надо меньше.</text:p>
      <text:p text:style-name="P183">Скажи вот здоровье.</text:p>
      <text:p text:style-name="P183">Ты знаешь как выглядит проект здоровья. И что? Какие твои действия? «режь кубиками». Почему ты это не делаешь? Где тут проект? Где твой проект? На что отстёгивать финансы?</text:p>
      <text:p text:style-name="P183"/>
      <text:p text:style-name="P183">Эм</text:p>
      <text:p text:style-name="P183"/>
      <text:p text:style-name="P183">я тебя спрашиваю. Не ищи где-то. Скажи мне. Выдумай.</text:p>
      <text:p text:style-name="P183"/>
      <text:p text:style-name="P183">Ну я знаю одно — что мне стоит больше уважать старших и их мнение.</text:p>
      <text:p text:style-name="P183"/>
      <text:p text:style-name="P183">Вот и вылезла твоя болезнь. «должен бла бла бла кого-то». Это одна из твоих болезней. Невыполнимый долг.</text:p>
      <text:p text:style-name="P184">А Олька точно так же ощущает что должна тебе сосать.</text:p>
      <text:p text:style-name="P184">Скажи мне. Ты можешь просто… собрать манатки и уехать в … не знаю… в непал? В нидерланды? В …. нью йорк? Ещё куда-то?</text:p>
      <text:p text:style-name="P184"/>
      <text:p text:style-name="P184">Нет. Денег нету.</text:p>
      <text:p text:style-name="P184"/>
      <text:p text:style-name="P184">Есть. Группа. 14%.</text:p>
      <text:p text:style-name="P184"/>
      <text:p text:style-name="P184">оу.</text:p>
      <text:p text:style-name="P184"/>
      <text:p text:style-name="P184">а ты что думал группа будет тыкаться блядь по 5 гривен?</text:p>
      <text:p text:style-name="P184"/>
      <text:p text:style-name="P95">Я тебе отвечаю будь у тебя 14% своих т<text:span text:style-name="T14">ы не будешь тыкаться.</text:span></text:p>
      <text:p text:style-name="P185"/>
      <text:p text:style-name="P185">Нет. Я просто буду брать кредиты и стану по финансовому состоянию такой как Олька.</text:p>
      <text:p text:style-name="P185"/>
      <text:p text:style-name="P185">Ты решил это.</text:p>
      <text:p text:style-name="P185">Вносить в группу всё что её разрушает.</text:p>
      <text:p text:style-name="P185">Как римская империя.</text:p>
      <text:p text:style-name="P185"/>
      <text:p text:style-name="P165">к. сегодняшнее дополнение в группу какое?</text:p>
      <text:p text:style-name="P165"/>
      <text:p text:style-name="P165">Никакого. Говорю психологию учи.</text:p>
      <text:p text:style-name="P75"/>
      <text:p text:style-name="P96">Пси хо ло ги я.</text:p>
      <text:p text:style-name="P96"/>
      <text:p text:style-name="P97">Так что. Может <text:span text:style-name="T14">это самое? </text:span><text:span text:style-name="T19">Жить из страхового фонда?</text:span></text:p>
      <text:p text:style-name="P186"/>
      <text:p text:style-name="P187">Угу. Опять твою мать. Проекты дают друг другу бесплатные услуги. Этого мало?</text:p>
      <text:p text:style-name="P187"/>
      <text:p text:style-name="P187">Нет.</text:p>
      <text:p text:style-name="P187"/>
      <text:p text:style-name="P187">Ну вот и не еби мозги.</text:p>
      <text:p text:style-name="P187"/>
      <text:p text:style-name="P98">Вопрос <text:span text:style-name="T14">был. За чей счёт делать те вещи типа резьбы кубиками и покупки фильтров? Это разовые решения которые улучшают жизнь и не понятно, кому я должен за это платить.</text:span></text:p>
      <text:p text:style-name="P188"/>
      <text:p text:style-name="P188">Группа выделяет бабки на тебя лично. Что.</text:p>
      <text:p text:style-name="P188"/>
      <text:p text:style-name="P188">Т.е. я всё таки проект группы.</text:p>
      <text:p text:style-name="P188"/>
      <text:p text:style-name="P188">да.</text:p>
      <text:p text:style-name="P188">ты не проект. </text:p>
      <text:p text:style-name="P188">Ты… аксептор решений.</text:p>
      <text:p text:style-name="P75"/>
      <text:p text:style-name="P190">А бег? А наушники купить для муз<text:span text:style-name="T14">ыки?</text:span></text:p>
      <text:p text:style-name="P190"><text:span text:style-name="T14">Где разница между спортом и собой? Где грань между ними?</text:span></text:p>
      <text:p text:style-name="P190"><text:span text:style-name="T14">Есть ведь те кто шарит.</text:span></text:p>
      <text:p text:style-name="P190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3T16:59:00.665236614</meta:creation-date>
    <meta:editing-duration>PT12H59M1S</meta:editing-duration>
    <meta:editing-cycles>210</meta:editing-cycles>
    <meta:generator>LibreOffice/7.0.3.1$Windows_X86_64 LibreOffice_project/d7547858d014d4cf69878db179d326fc3483e082</meta:generator>
    <dc:title>Вопросник</dc:title>
    <dc:date>2020-12-02T19:35:51.030000000</dc:date>
    <meta:document-statistic meta:table-count="0" meta:image-count="0" meta:object-count="0" meta:page-count="1" meta:paragraph-count="595" meta:word-count="5486" meta:character-count="33566" meta:non-whitespace-character-count="28628"/>
    <meta:template xlink:type="simple" xlink:actuate="onRequest" xlink:title="Вопросник" xlink:href="../../../../../Templates/Вопросник.ott" meta:date="2020-08-13T16:58:49.753510092"/>
  </office:meta>
</office:document-meta>
</file>